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30" calcext:value-type="float">
            <text:p>3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30" calcext:value-type="string">
            <text:p>8:3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30" calcext:value-type="float">
            <text:p>3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30" calcext:value-type="string">
            <text:p>8:3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58:30" calcext:value-type="string">
            <text:p>58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58:30" calcext:value-type="string">
            <text:p>58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30" calcext:value-type="float">
            <text:p>3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30" calcext:value-type="string">
            <text:p>8:3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57:30" calcext:value-type="string" table:number-columns-spanned="1" table:number-rows-spanned="7">
            <text:p>57:3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57:30" calcext:value-type="string">
            <text:p>57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8" calcext:value-type="float">
            <text:p>8</text:p>
          </table:table-cell>
          <table:table-cell table:style-name="ce3" table:formula="of:=IF([.G59]-[.I59]&lt;0;([.I59]-[.G59]);([.I59]-[.G59])*-1)" office:value-type="float" office:value="30" calcext:value-type="float">
            <text:p>3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8:30" calcext:value-type="string">
            <text:p>8:3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56:30" calcext:value-type="string">
            <text:p>56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56:30" calcext:value-type="string">
            <text:p>56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8" calcext:value-type="float">
            <text:p>8</text:p>
          </table:table-cell>
          <table:table-cell table:style-name="ce3" table:formula="of:=IF([.G60]-[.I60]&lt;0;([.I60]-[.G60]);([.I60]-[.G60])*-1)" office:value-type="float" office:value="30" calcext:value-type="float">
            <text:p>3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8:30" calcext:value-type="string">
            <text:p>8:3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47:0" calcext:value-type="string">
            <text:p>4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47:0" calcext:value-type="string">
            <text:p>4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8" calcext:value-type="float">
            <text:p>8</text:p>
          </table:table-cell>
          <table:table-cell table:style-name="ce3" table:formula="of:=IF([.G61]-[.I61]&lt;0;([.I61]-[.G61]);([.I61]-[.G61])*-1)" office:value-type="float" office:value="30" calcext:value-type="float">
            <text:p>3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8:30" calcext:value-type="string">
            <text:p>8:3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46:0" calcext:value-type="string">
            <text:p>46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46:0" calcext:value-type="string">
            <text:p>4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7" calcext:value-type="float">
            <text:p>7</text:p>
          </table:table-cell>
          <table:table-cell table:style-name="ce3" table:formula="of:=IF([.G62]-[.I62]&lt;0;([.I62]-[.G62]);([.I62]-[.G62])*-1)" office:value-type="float" office:value="30" calcext:value-type="float">
            <text:p>3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7:30" calcext:value-type="string">
            <text:p>7:3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45:0" calcext:value-type="string" table:number-columns-spanned="1" table:number-rows-spanned="7">
            <text:p>45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7" calcext:value-type="float">
            <text:p>7</text:p>
          </table:table-cell>
          <table:table-cell table:style-name="ce3" table:formula="of:=IF([.G63]-[.I63]&lt;0;([.I63]-[.G63]);([.I63]-[.G63])*-1)" office:value-type="float" office:value="30" calcext:value-type="float">
            <text:p>3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7:30" calcext:value-type="string">
            <text:p>7:3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7" calcext:value-type="float">
            <text:p>7</text:p>
          </table:table-cell>
          <table:table-cell table:style-name="ce3" table:formula="of:=IF([.G64]-[.I64]&lt;0;([.I64]-[.G64]);([.I64]-[.G64])*-1)" office:value-type="float" office:value="30" calcext:value-type="float">
            <text:p>3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7:30" calcext:value-type="string">
            <text:p>7:3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7" calcext:value-type="float">
            <text:p>7</text:p>
          </table:table-cell>
          <table:table-cell table:style-name="ce3" table:formula="of:=IF([.G65]-[.I65]&lt;0;([.I65]-[.G65]);([.I65]-[.G65])*-1)" office:value-type="float" office:value="30" calcext:value-type="float">
            <text:p>3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7:30" calcext:value-type="string">
            <text:p>7:3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38:30" calcext:value-type="string">
            <text:p>38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38:30" calcext:value-type="string">
            <text:p>38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7" calcext:value-type="float">
            <text:p>7</text:p>
          </table:table-cell>
          <table:table-cell table:style-name="ce3" table:formula="of:=IF([.G67]-[.I67]&lt;0;([.I67]-[.G67]);([.I67]-[.G67])*-1)" office:value-type="float" office:value="30" calcext:value-type="float">
            <text:p>3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7:30" calcext:value-type="string">
            <text:p>7:3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7" calcext:value-type="float">
            <text:p>7</text:p>
          </table:table-cell>
          <table:table-cell table:style-name="ce3" table:formula="of:=IF([.G68]-[.I68]&lt;0;([.I68]-[.G68]);([.I68]-[.G68])*-1)" office:value-type="float" office:value="30" calcext:value-type="float">
            <text:p>3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7:30" calcext:value-type="string">
            <text:p>7:3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45:0" calcext:value-type="string">
            <text:p>45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7" calcext:value-type="float">
            <text:p>7</text:p>
          </table:table-cell>
          <table:table-cell table:style-name="ce3" table:formula="of:=IF([.G69]-[.I69]&lt;0;([.I69]-[.G69]);([.I69]-[.G69])*-1)" office:value-type="float" office:value="30" calcext:value-type="float">
            <text:p>3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7:30" calcext:value-type="string">
            <text:p>7:3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38:30" calcext:value-type="string">
            <text:p>38:3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38:30" calcext:value-type="string" table:number-columns-spanned="1" table:number-rows-spanned="7">
            <text:p>38: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7" calcext:value-type="float">
            <text:p>7</text:p>
          </table:table-cell>
          <table:table-cell table:style-name="ce3" table:formula="of:=IF([.G70]-[.I70]&lt;0;([.I70]-[.G70]);([.I70]-[.G70])*-1)" office:value-type="float" office:value="30" calcext:value-type="float">
            <text:p>3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7:30" calcext:value-type="string">
            <text:p>7:3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30:0" calcext:value-type="string">
            <text:p>3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30:0" calcext:value-type="string">
            <text:p>3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7" calcext:value-type="float">
            <text:p>7</text:p>
          </table:table-cell>
          <table:table-cell table:style-name="ce3" table:formula="of:=IF([.G71]-[.I71]&lt;0;([.I71]-[.G71]);([.I71]-[.G71])*-1)" office:value-type="float" office:value="30" calcext:value-type="float">
            <text:p>3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7:30" calcext:value-type="string">
            <text:p>7:3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23:30" calcext:value-type="string">
            <text:p>23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23:30" calcext:value-type="string">
            <text:p>23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15:0" calcext:value-type="string" table:number-columns-spanned="1" table:number-rows-spanned="7">
            <text:p>1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15:0" calcext:value-type="string">
            <text:p>1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7" calcext:value-type="float">
            <text:p>7</text:p>
          </table:table-cell>
          <table:table-cell table:style-name="ce3" table:formula="of:=IF([.G73]-[.I73]&lt;0;([.I73]-[.G73]);([.I73]-[.G73])*-1)" office:value-type="float" office:value="30" calcext:value-type="float">
            <text:p>3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7:30" calcext:value-type="string">
            <text:p>7:3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15:0" calcext:value-type="string">
            <text:p>15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15:0" calcext:value-type="string">
            <text:p>15:0</text:p>
          </table:covered-table-cell>
          <table:table-cell office:value-type="string" calcext:value-type="string">
            <text:p>hearing of Department of labor investigations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7" calcext:value-type="float">
            <text:p>7</text:p>
          </table:table-cell>
          <table:table-cell table:style-name="ce3" table:formula="of:=IF([.G74]-[.I74]&lt;0;([.I74]-[.G74]);([.I74]-[.G74])*-1)" office:value-type="float" office:value="30" calcext:value-type="float">
            <text:p>3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7:30" calcext:value-type="string">
            <text:p>7:3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7:0" calcext:value-type="string">
            <text:p>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7:0" calcext:value-type="string">
            <text:p>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7:45:37.539206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7M9S</meta:editing-duration>
    <meta:editing-cycles>36</meta:editing-cycles>
    <meta:generator>LibreOffice/5.0.6.3$Linux_X86_64 LibreOffice_project/00m0$Build-3</meta:generator>
    <dc:date>2016-08-26T07:46:36.372723670</dc:date>
    <meta:document-statistic meta:table-count="1" meta:cell-count="1343" meta:object-count="0"/>
  </office:meta>
</office:document-meta>
</file>